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language="de" fo:country="DE"/>
    </style:style>
    <style:style style:name="P2" style:family="paragraph" style:parent-style-name="Standard">
      <style:text-properties style:font-name="Liberation Serif" fo:language="de" fo:country="DE" officeooo:rsid="0004f560" officeooo:paragraph-rsid="0004f560"/>
    </style:style>
    <style:style style:name="P3" style:family="paragraph" style:parent-style-name="Standard">
      <style:text-properties style:font-name="Liberation Serif" fo:language="de" fo:country="DE" officeooo:rsid="0004f560" officeooo:paragraph-rsid="0005e947"/>
    </style:style>
    <style:style style:name="P4" style:family="paragraph" style:parent-style-name="Standard">
      <style:text-properties style:font-name="Liberation Serif" fo:language="de" fo:country="DE" officeooo:rsid="0005e947" officeooo:paragraph-rsid="0005e947"/>
    </style:style>
    <style:style style:name="P5" style:family="paragraph" style:parent-style-name="Standard">
      <style:text-properties style:font-name="Liberation Serif" fo:language="de" fo:country="DE" officeooo:paragraph-rsid="0005e947"/>
    </style:style>
    <style:style style:name="P6" style:family="paragraph" style:parent-style-name="Standard">
      <style:text-properties style:font-name="Liberation Serif" fo:language="de" fo:country="DE" fo:font-weight="bold" officeooo:paragraph-rsid="0004f560" style:font-weight-asian="bold" style:font-weight-complex="bold"/>
    </style:style>
    <style:style style:name="P7" style:family="paragraph" style:parent-style-name="Standard">
      <style:text-properties style:font-name="Liberation Serif" fo:language="de" fo:country="DE" fo:font-weight="bold" officeooo:rsid="0005e947" officeooo:paragraph-rsid="0005e947" style:font-weight-asian="bold" style:font-weight-complex="bold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9" style:family="paragraph">
      <style:paragraph-properties fo:text-align="start"/>
    </style:style>
    <style:style style:name="T1" style:family="text">
      <style:text-properties officeooo:rsid="0004f560"/>
    </style:style>
    <style:style style:name="T2" style:family="text">
      <style:text-properties officeooo:rsid="0005e9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e947" style:font-weight-asian="bold" style:font-weight-complex="bol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1 Gar nicht gut" form:control-implementation="ooo:com.sun.star.form.component.CheckBox" xml:id="control1" form:id="control1" form:label="1 Gar nicht gu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 So lala" form:control-implementation="ooo:com.sun.star.form.component.CheckBox" xml:id="control2" form:id="control2" form:label="3 So la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 Gut" form:control-implementation="ooo:com.sun.star.form.component.CheckBox" xml:id="control3" form:id="control3" form:label="4 Gu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 Sehr gut" form:control-implementation="ooo:com.sun.star.form.component.CheckBox" xml:id="control4" form:id="control4" form:label="5 Sehr gu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 Nicht gut" form:control-implementation="ooo:com.sun.star.form.component.CheckBox" xml:id="control5" form:id="control5" form:label="2 Nicht gu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in Blick zurück nach vorn – Bewertung</text:h>
      <text:p text:style-name="P2"/>
      <text:p text:style-name="P4"><text:span text:style-name="T3">1. Bitte tragen Sie hier Ihren Namen und Ihre Matrikelnummer ein.</text:span></text:p>
      <text:p text:style-name="P4"/>
      <text:p text:style-name="P4"><draw:control text:anchor-type="as-char" draw:z-index="5" draw:name="Shape2" draw:style-name="gr1" draw:text-style-name="P8" svg:width="6.4067in" svg:height="0.5004in" draw:control="control6"/></text:p>
      <text:p text:style-name="P4">(Ihr Name)</text:p>
      <text:p text:style-name="P4"/>
      <text:p text:style-name="P4"><draw:control text:anchor-type="as-char" draw:z-index="6" draw:name="Shape2_0" draw:style-name="gr1" draw:text-style-name="P8" svg:width="6.4067in" svg:height="0.5004in" draw:control="control7"/></text:p>
      <text:p text:style-name="P4">(Ihre Matrikelnummer)</text:p>
      <text:p text:style-name="P4"/>
      <text:p text:style-name="P4"/>
      <text:p text:style-name="P6"/>
      <text:p text:style-name="P6"><text:span text:style-name="T2">2</text:span><text:span text:style-name="T1">. Wie hat Ihnen der Vortrag gefallen? </text:span><text:span text:style-name="T2">Markieren Sie!</text:span></text:p>
      <text:p text:style-name="P6"/>
      <text:p text:style-name="P3"><draw:control text:anchor-type="as-char" svg:y="-0.3909in" draw:z-index="0" draw:name="Shape1" draw:style-name="gr2" draw:text-style-name="P9" svg:width="1.4106in" svg:height="0.4898in" draw:control="control1"/><draw:control text:anchor-type="as-char" svg:y="-0.3909in" draw:z-index="4" draw:name="Shape1_0" draw:style-name="gr2" draw:text-style-name="P9" svg:width="1.4106in" svg:height="0.4898in" draw:control="control5"/><draw:control text:anchor-type="as-char" svg:y="-0.3909in" draw:z-index="1" draw:name="Shape1_1" draw:style-name="gr2" draw:text-style-name="P9" svg:width="1.1039in" svg:height="0.4898in" draw:control="control2"/><draw:control text:anchor-type="as-char" svg:y="-0.3909in" draw:z-index="2" draw:name="Shape1_2" draw:style-name="gr2" draw:text-style-name="P9" svg:width="0.8748in" svg:height="0.4898in" draw:control="control3"/><draw:control text:anchor-type="as-char" svg:y="-0.3909in" draw:z-index="3" draw:name="Shape1_3" draw:style-name="gr2" draw:text-style-name="P9" svg:width="1.0988in" svg:height="0.4898in" draw:control="control4"/></text:p>
      <text:p text:style-name="P3"/>
      <text:p text:style-name="P5"><text:span text:style-name="T4">3. Was hat Ihnen besonders gut gefallen? Beschreiben Sie!</text:span></text:p>
      <text:p text:style-name="P4"/>
      <text:p text:style-name="P3"><draw:control text:anchor-type="as-char" draw:z-index="7" draw:name="Shape3" draw:style-name="gr1" draw:text-style-name="P8" svg:width="6.9276in" svg:height="1.6461in" draw:control="control8"/></text:p>
      <text:p text:style-name="P3"/>
      <text:p text:style-name="P7">4. Was hat Ihnen gar nicht gut gefallen? Beschreiben Sie!</text:p>
      <text:p text:style-name="P4"/>
      <text:p text:style-name="P4"><draw:control text:anchor-type="as-char" draw:z-index="8" draw:name="Shape3_0" draw:style-name="gr1" draw:text-style-name="P8" svg:width="6.9276in" svg:height="1.6461in" draw:control="control9"/></text:p>
      <text:p text:style-name="P7"/>
      <text:p text:style-name="P7"/>
      <text:p text:style-name="P7">Vielen Dank. Ihr Feedback hilft uns, das Studium besser an die Wünsche und Bedürfnisse der Studierenden anzupass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9:26:16.499488140</meta:creation-date>
    <dc:date>2021-11-16T09:47:58.599097716</dc:date>
    <meta:editing-duration>PT11M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66" meta:character-count="416" meta:non-whitespace-character-count="357"/>
  </office:meta>
</office:document-meta>
</file>